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"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language="ru" fo:country="RU"/>
    </style:style>
    <style:style style:name="P2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 style:list-style-name="L1">
      <style:paragraph-properties fo:text-align="start" style:justify-single-word="false"/>
    </style:style>
    <style:style style:name="P6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Версия</text:p>
          </table:table-cell>
          <table:table-cell table:style-name="Таблица1.B1" office:value-type="string">
            <text:p text:style-name="P3">Задачи</text:p>
          </table:table-cell>
        </table:table-row>
        <table:table-row>
          <table:table-cell table:style-name="Таблица1.A2" office:value-type="string">
            <text:p text:style-name="P3">0.1</text:p>
          </table:table-cell>
          <table:table-cell table:style-name="Таблица1.B2" office:value-type="string">
            <text:list xml:id="list4530161793624694284" text:style-name="L1">
              <text:list-item>
                <text:p text:style-name="P5">Создание окна и обработка событий</text:p>
              </text:list-item>
              <text:list-item>
                <text:p text:style-name="P5">2<text:span text:style-name="T1">D </text:span><text:span text:style-name="T2">софтверный рендер</text:span></text:p>
                <text:list>
                  <text:list-item>
                    <text:p text:style-name="P5"><text:span text:style-name="T2">Отрисовка точек, линий.</text:span></text:p>
                  </text:list-item>
                  <text:list-item>
                    <text:p text:style-name="P5"><text:span text:style-name="T2">Отрисовка закрашенных, незакрашенных и текстурированных треугольников, прямоугольников, окружностей.</text:span></text:p>
                  </text:list-item>
                </text:list>
              </text:list-item>
            </text:list>
          </table:table-cell>
        </table:table-row>
        <table:table-row>
          <table:table-cell table:style-name="Таблица1.A2" office:value-type="string">
            <text:p text:style-name="P3">0.2</text:p>
          </table:table-cell>
          <table:table-cell table:style-name="Таблица1.B2" office:value-type="string">
            <text:list xml:id="list8638223421211534739" text:style-name="L2">
              <text:list-item>
                <text:p text:style-name="P6">2<text:span text:style-name="T1">D </text:span><text:span text:style-name="T2">софтверный рендер</text:span></text:p>
                <text:list>
                  <text:list-item>
                    <text:p text:style-name="P6"><text:span text:style-name="T2">Альфа-тест</text:span></text:p>
                  </text:list-item>
                  <text:list-item>
                    <text:p text:style-name="P2">Альфа-смешивание</text:p>
                  </text:list-item>
                  <text:list-item>
                    <text:p text:style-name="P2">Анимация</text:p>
                  </text:list-item>
                </text:list>
              </text:list-item>
            </text:list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ладислав Копытин</meta:initial-creator>
    <meta:creation-date>2018-04-24T21:53:12.37</meta:creation-date>
    <meta:generator>OpenOffice/4.1.2$Win32 OpenOffice.org_project/412m3$Build-9782</meta:generator>
    <meta:document-statistic meta:table-count="1" meta:image-count="0" meta:object-count="0" meta:page-count="1" meta:paragraph-count="12" meta:word-count="37" meta:character-count="256"/>
    <dc:date>2018-04-24T22:59:18.77</dc:date>
    <dc:creator>Владислав Копытин</dc:creator>
    <meta:editing-duration>PT1H6M6S</meta:editing-duration>
    <meta:editing-cycles>1</meta:editing-cycles>
  </office:meta>
</office:document-meta>
</file>